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0ac0" officeooo:paragraph-rsid="000b0ac0"/>
    </style:style>
    <style:style style:name="P2" style:family="paragraph" style:parent-style-name="Standard">
      <style:text-properties officeooo:rsid="000dba07" officeooo:paragraph-rsid="000dba07"/>
    </style:style>
    <style:style style:name="P3" style:family="paragraph" style:parent-style-name="Standard">
      <style:text-properties officeooo:rsid="000dba07" officeooo:paragraph-rsid="00149393"/>
    </style:style>
    <style:style style:name="P4" style:family="paragraph" style:parent-style-name="Standard">
      <style:text-properties officeooo:rsid="00112d36" officeooo:paragraph-rsid="00112d36"/>
    </style:style>
    <style:style style:name="P5" style:family="paragraph" style:parent-style-name="Standard">
      <style:text-properties officeooo:rsid="00150825" officeooo:paragraph-rsid="00150825"/>
    </style:style>
    <style:style style:name="P6" style:family="paragraph" style:parent-style-name="Standard">
      <style:text-properties fo:font-weight="bold" officeooo:rsid="00150825" officeooo:paragraph-rsid="00150825" style:font-weight-asian="bold" style:font-weight-complex="bold"/>
    </style:style>
    <style:style style:name="P7" style:family="paragraph" style:parent-style-name="Standard">
      <style:paragraph-properties fo:break-before="page"/>
      <style:text-properties officeooo:rsid="00112d36" officeooo:paragraph-rsid="00112d36"/>
    </style:style>
    <style:style style:name="P8" style:family="paragraph" style:parent-style-name="Preformatted_20_Text">
      <style:text-properties fo:color="#111111" style:font-name="DejaVu Sans Mono" officeooo:rsid="00150825" officeooo:paragraph-rsid="00150825" fo:background-color="transparent"/>
    </style:style>
    <style:style style:name="P9" style:family="paragraph" style:parent-style-name="Preformatted_20_Text">
      <style:text-properties fo:color="#111111" style:font-name="DejaVu Sans Mono" fo:font-weight="bold" officeooo:rsid="00150825" officeooo:paragraph-rsid="00150825" fo:background-color="transparent" style:font-weight-asian="bold" style:font-weight-complex="bold"/>
    </style:style>
    <style:style style:name="P10" style:family="paragraph" style:parent-style-name="Preformatted_20_Text">
      <style:text-properties fo:color="#111111" style:font-name="DejaVu Sans Mono" fo:font-weight="normal" officeooo:rsid="00150825" officeooo:paragraph-rsid="00150825" fo:background-color="transparent" style:font-weight-asian="normal" style:font-weight-complex="normal"/>
    </style:style>
    <style:style style:name="P11" style:family="paragraph" style:parent-style-name="Preformatted_20_Text">
      <style:text-properties fo:color="#111111" officeooo:rsid="00150825" officeooo:paragraph-rsid="00150825" fo:background-color="transparent"/>
    </style:style>
    <style:style style:name="P12" style:family="paragraph" style:parent-style-name="Preformatted_20_Text">
      <style:text-properties fo:color="#111111" fo:font-weight="bold" officeooo:rsid="00150825" officeooo:paragraph-rsid="00150825" fo:background-color="transparent" style:font-weight-asian="bold" style:font-weight-complex="bold"/>
    </style:style>
    <style:style style:name="P13" style:family="paragraph" style:parent-style-name="Preformatted_20_Text">
      <style:text-properties fo:color="#111111" fo:font-weight="normal" officeooo:rsid="00150825" officeooo:paragraph-rsid="00150825" fo:background-color="transparent" style:font-weight-asian="normal" style:font-weight-complex="normal"/>
    </style:style>
    <style:style style:name="P14" style:family="paragraph" style:parent-style-name="Standard">
      <style:text-properties fo:color="#111111" style:font-name="DejaVu Sans Mono" fo:font-weight="bold" officeooo:rsid="00150825" officeooo:paragraph-rsid="00150825" fo:background-color="transparent" style:font-weight-asian="bold" style:font-weight-complex="bold"/>
    </style:style>
    <style:style style:name="P15" style:family="paragraph" style:parent-style-name="Preformatted_20_Text">
      <style:text-properties fo:color="#111111" style:font-name="DejaVu Sans Mono" officeooo:rsid="00150825" officeooo:paragraph-rsid="00150825" fo:background-color="transparent"/>
    </style:style>
    <style:style style:name="P16" style:family="paragraph" style:parent-style-name="Preformatted_20_Text">
      <style:text-properties fo:color="#cc7832" style:font-name="DejaVu Sans Mono" fo:font-weight="normal" officeooo:rsid="00150825" officeooo:paragraph-rsid="00150825" fo:background-color="transparent" style:font-weight-asian="normal" style:font-weight-complex="normal"/>
    </style:style>
    <style:style style:name="T1" style:family="text">
      <style:text-properties officeooo:rsid="000dba07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0dba07" style:font-size-asian="10pt" style:font-size-complex="10pt"/>
    </style:style>
    <style:style style:name="T4" style:family="text">
      <style:text-properties officeooo:rsid="00112d36"/>
    </style:style>
    <style:style style:name="T5" style:family="text">
      <style:text-properties fo:color="#c9211e" officeooo:rsid="000dba07"/>
    </style:style>
    <style:style style:name="T6" style:family="text">
      <style:text-properties fo:color="#c9211e" officeooo:rsid="00112d36"/>
    </style:style>
    <style:style style:name="T7" style:family="text">
      <style:text-properties fo:color="#c9211e" fo:font-size="10pt" style:font-size-asian="10pt" style:font-size-complex="10pt"/>
    </style:style>
    <style:style style:name="T8" style:family="text">
      <style:text-properties fo:color="#c9211e" fo:font-size="10pt" officeooo:rsid="000dba07" style:font-size-asian="10pt" style:font-size-complex="10pt"/>
    </style:style>
    <style:style style:name="T9" style:family="text">
      <style:text-properties fo:color="#c9211e" fo:font-size="10pt" officeooo:rsid="00112d36" style:font-size-asian="10pt" style:font-size-complex="10pt"/>
    </style:style>
    <style:style style:name="T10" style:family="text">
      <style:text-properties fo:color="#c9211e" officeooo:rsid="00121bdf"/>
    </style:style>
    <style:style style:name="T11" style:family="text">
      <style:text-properties fo:color="#c9211e" officeooo:rsid="00149393"/>
    </style:style>
    <style:style style:name="T12" style:family="text">
      <style:text-properties fo:color="#111111" style:font-name="DejaVu Sans Mono" fo:background-color="transparent" loext:char-shading-value="0"/>
    </style:style>
    <style:style style:name="T13" style:family="text">
      <style:text-properties fo:color="#111111" style:font-name="DejaVu Sans Mono" fo:font-size="18pt" fo:background-color="transparent" loext:char-shading-value="0" style:font-size-asian="18pt" style:font-size-complex="1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lan </text:p>
      <text:p text:style-name="P1"/>
      <text:p text:style-name="P2">Intro (Similaire à l’intro du rapport 1 pour ne pas dire identique ;) )</text:p>
      <text:p text:style-name="P1"/>
      <text:p text:style-name="P1">1. Entreprise <text:span text:style-name="T3">(partie brève puisque déjà évoquée dans le rapport 1 et seulement ce qui a un rapport avec la mission)</text:span></text:p>
      <text:p text:style-name="P1"><text:tab/><text:span text:style-name="T1">a. Présentation – </text:span><text:span text:style-name="T5">organigramme services</text:span></text:p>
      <text:p text:style-name="P1"><text:tab/><text:span text:style-name="T1">b. </text:span>Activité (Hub et stat) – <text:span text:style-name="T6">montrer un hub et l’accès aux stat</text:span><text:span text:style-name="T10">*</text:span></text:p>
      <text:p text:style-name="P1"><text:tab/><text:span text:style-name="T1">c. </text:span>Orga<text:span text:style-name="T4">nisation</text:span> ( Agile – Team ISS) <text:span text:style-name="T6">organigramme service dev</text:span></text:p>
      <text:p text:style-name="P1"/>
      <text:p text:style-name="P1">2. Mission</text:p>
      <text:p text:style-name="P1"><text:tab/><text:span text:style-name="T1">(Petite introduction)</text:span></text:p>
      <text:p text:style-name="P1"><text:tab/><text:span text:style-name="T1">a. Architecture Lambda – </text:span><text:span text:style-name="T8">schéma avant / apr</text:span><text:span text:style-name="T9">è</text:span><text:span text:style-name="T8">s </text:span><text:span text:style-name="T9">+ Liste non exhaustive des events et queries possible</text:span></text:p>
      <text:p text:style-name="P1"><text:tab/><text:span text:style-name="T1">b. Ses composants</text:span></text:p>
      <text:p text:style-name="P1"><text:tab/><text:span text:style-name="T1">c. Le Speedlayer</text:span></text:p>
      <text:p text:style-name="P1"><text:tab/><text:tab/>. <text:span text:style-name="T1">Contexte</text:span></text:p>
      <text:p text:style-name="P1"><text:tab/><text:tab/>. <text:span text:style-name="T1">Découpage (Objectifs (</text:span><text:span text:style-name="T5">Gantt/ Tâches réalisées</text:span><text:span text:style-name="T1">) </text:span></text:p>
      <text:p text:style-name="P1"><text:tab/><text:tab/><text:tab/>- <text:span text:style-name="T1">Bac à sables ( à préciser seulement dans le gantt?)</text:span></text:p>
      <text:p text:style-name="P2"><text:tab/><text:tab/><text:tab/>- Code SpeedLayer</text:p>
      <text:p text:style-name="P2"><text:tab/><text:tab/><text:tab/>- Buffer <text:span text:style-name="T2">( mettre ton </text:span><text:span text:style-name="T7">doc excel</text:span><text:span text:style-name="T2">? Sur le cheminement d’un event et d’une querie)</text:span></text:p>
      <text:p text:style-name="P2"><text:tab/><text:tab/><text:tab/>- Intégration (à venir)</text:p>
      <text:p text:style-name="P2"><text:tab/><text:tab/>. Objectif non atteint ou plutôt changement en cours de mission (Redis)</text:p>
      <text:p text:style-name="P2"><text:tab/>d. Cadre technique</text:p>
      <text:p text:style-name="P2"><text:tab/><text:tab/>. Outils et langages utilisés</text:p>
      <text:p text:style-name="P3"><text:tab/><text:tab/>. Tdd – <text:span text:style-name="T6">exemple code</text:span></text:p>
      <text:p text:style-name="P3"><text:span text:style-name="T6"><text:tab/><text:tab/>. </text:span><text:span text:style-name="T11">Test : (test unitaire, test d’integration, test d’application)</text:span></text:p>
      <text:p text:style-name="P2"/>
      <text:p text:style-name="P2"/>
      <text:p text:style-name="P2"/>
      <text:p text:style-name="P2"/>
      <text:p text:style-name="P2"/>
      <text:p text:style-name="P4">*Voir si on peut lors de la présentation interagir directement sur l’ordi et non via le projecteur.</text:p>
      <text:p text:style-name="P4">Cela me permettrai de me balader dans la lib et les stats pour une démo en direct.</text:p>
      <text:p text:style-name="P4"/>
      <text:p text:style-name="P7"/>
      <text:p text:style-name="P6"><text:span text:style-name="Strong_20_Emphasis"><text:span text:style-name="T13">Le diagramme de classes </text:span></text:span></text:p>
      <text:p text:style-name="P14"/>
      <text:p text:style-name="P6"><text:span text:style-name="T12">SpeedLayerAggregation</text:span>Manager</text:p>
      <text:p text:style-name="P5"/>
      <text:p text:style-name="P8">private aggregationList: IAggregationContainer = {};</text:p>
      <text:p text:style-name="P8">private readonly aggregationFactory: (aggregationsSettings: IAggregationSettings) =&gt; {};</text:p>
      <text:p text:style-name="P8"/>
      <text:p text:style-name="P8"/>
      <text:p text:style-name="P8"/>
      <text:p text:style-name="P8">initSpeedLayer(aggregationsSettings?: ISpeedLayerAggregationSettings): void;</text:p>
      <text:p text:style-name="P8"/>
      <text:p text:style-name="P8">createOneAggregation(aggregationSettings: IAggregationSettings): SpeedLayerAggregation;</text:p>
      <text:p text:style-name="P8"/>
      <text:p text:style-name="P8">aggregateEvent(event: IEvent): IMapAggregation;</text:p>
      <text:p text:style-name="P8"/>
      <text:p text:style-name="P8">getAggregationResult(query: IViewQuerySettings, params: IFilterKeys, startDate: string, endDate: string): IViewSummary;</text:p>
      <text:p text:style-name="P8"/>
      <text:p text:style-name="P8">onStartingCurrentBucketAggregationOnBatchLayer(aggregationType: AggregationType, timestampBeginningBatchLayerAggregation: number);</text:p>
      <text:p text:style-name="P8"/>
      <text:p text:style-name="P8">onCurrentBucketAggregationDoneOnBatchLayer(aggregationType: AggregationType, timestampEndingBatchLayerAggregation: number);</text:p>
      <text:p text:style-name="P8"/>
      <text:p text:style-name="P8"/>
      <text:p text:style-name="P9">SpeedLayerAggregation</text:p>
      <text:p text:style-name="P9"/>
      <text:p text:style-name="P10">private doubleBuffer: IDoubleBufferSpeedLayer;</text:p>
      <text:p text:style-name="P10">private settings: IAggregationSettings;</text:p>
      <text:p text:style-name="P10">private timestampStartBatchlayer: number;</text:p>
      <text:p text:style-name="P8"/>
      <text:p text:style-name="P8"/>
      <text:p text:style-name="P8">aggregateEvent(event: IEvent): IEventAggregation;</text:p>
      <text:p text:style-name="P11"/>
      <text:p text:style-name="P8">initAggregationResults(bufferFactory: IBufferSpeedLayerFactory, doubleBufferFactory: IDoubleBufferFactory);</text:p>
      <text:p text:style-name="P11"/>
      <text:p text:style-name="P8">getAggregationResult(queryOutput: IQueryOutput, params: IFilterKeys, startDate: string, endDate: string): IViewSummary;</text:p>
      <text:p text:style-name="P11"/>
      <text:p text:style-name="P8">onStartingCurrentBucketAggregationOnBatchLayer(timestampBeginningBatchLayerAggregation: number);</text:p>
      <text:p text:style-name="P11"/>
      <text:p text:style-name="P8">onCurrentBucketAggregationDoneOnBatchLayer(timestampEndingBatchLayerAggregation: number);</text:p>
      <text:p text:style-name="P11"/>
      <text:p text:style-name="P11"/>
      <text:p text:style-name="P12">DoubleBuffer</text:p>
      <text:p text:style-name="P12"/>
      <text:p text:style-name="P10">private currentBuffer: IBufferSpeedLayer ;</text:p>
      <text:p text:style-name="P10">private previousAndCurrentBuffer: IBufferSpeedLayer;</text:p>
      <text:p text:style-name="P10">private bufferFactory: IBufferSpeedLayerFactory;</text:p>
      <text:p text:style-name="P10">private isSwitched: boolean;</text:p>
      <text:p text:style-name="P12"><text:soft-page-break/></text:p>
      <text:p text:style-name="P11"/>
      <text:p text:style-name="P11"/>
      <text:p text:style-name="P8">set(keys: IKeys, value: IBufferValue): IbufferValue;</text:p>
      <text:p text:style-name="P8"/>
      <text:p text:style-name="P8">setProperty(keys: IKeys, property: string, value: number): IbufferValue;</text:p>
      <text:p text:style-name="P8"/>
      <text:p text:style-name="P8">incrProperty(keys: IKeys, property: string): IBufferValue;</text:p>
      <text:p text:style-name="P11"/>
      <text:p text:style-name="P8">addProperty(keys: IKeys, property: string, value: number): IbufferValue;</text:p>
      <text:p text:style-name="P8"/>
      <text:p text:style-name="P8">queryCurrent(filter: IFilterKeys): IBufferQueryResult;</text:p>
      <text:p text:style-name="P11"/>
      <text:p text:style-name="P8">queryPreviousAndCurrent(filter: IFilterKeys): IbufferQueryResult;</text:p>
      <text:p text:style-name="P8"/>
      <text:p text:style-name="P8">switchCurrentToPreviousAndRecreateCurrent();</text:p>
      <text:p text:style-name="P11"/>
      <text:p text:style-name="P8">freezePrevious();</text:p>
      <text:p text:style-name="P8"/>
      <text:p text:style-name="P11"/>
      <text:p text:style-name="P12">Buffer</text:p>
      <text:p text:style-name="P12"/>
      <text:p text:style-name="P10">private data: IBuffer;</text:p>
      <text:p text:style-name="P13"/>
      <text:p text:style-name="P13"/>
      <text:p text:style-name="P10">set(keys: IKeys, value: IBufferValue): IbufferValue;</text:p>
      <text:p text:style-name="P10"/>
      <text:p text:style-name="P10">setProperty(keys: IKeys, property: string, value: number): IbufferValue;</text:p>
      <text:p text:style-name="P10"/>
      <text:p text:style-name="P10">incrProperty(keys: IKeys, property: string): IbufferValue;</text:p>
      <text:p text:style-name="P10"/>
      <text:p text:style-name="P10">addProperty(keys: IKeys, property: string, value: number): IbufferValue;</text:p>
      <text:p text:style-name="P10"/>
      <text:p text:style-name="P10">query(filter: IFilterKeys): IBufferQueryResult;</text:p>
      <text:p text:style-name="P16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8T14:35:15.293353442</meta:creation-date>
    <meta:editing-duration>PT26M34S</meta:editing-duration>
    <meta:editing-cycles>5</meta:editing-cycles>
    <meta:generator>LibreOffice/5.2.7.2$Linux_X86_64 LibreOffice_project/20m0$Build-2</meta:generator>
    <dc:date>2020-03-28T19:20:00.899820972</dc:date>
    <meta:document-statistic meta:table-count="0" meta:image-count="0" meta:object-count="0" meta:page-count="3" meta:paragraph-count="63" meta:word-count="345" meta:character-count="3489" meta:non-whitespace-character-count="3167"/>
  </office:meta>
</office:document-meta>
</file>